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>
            <text:p>Chapter Concepts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Chapter</text:p>
          </table:table-cell>
          <table:table-cell office:value-type="string">
            <text:p>Section</text:p>
          </table:table-cell>
          <table:table-cell table:number-columns-repeated="3"/>
          <table:table-cell office:value-type="string">
            <text:p>Co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arts of C Program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string">
            <text:p>cout</text:p>
          </table:table-cell>
          <table:table-cell table:number-columns-repeated="2"/>
          <table:table-cell office:value-type="string">
            <text:p>cout&lt;&lt;"Please select difficulty!"&lt;&lt;endl;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string">
            <text:p>#include</text:p>
          </table:table-cell>
          <table:table-cell table:number-columns-repeated="2"/>
          <table:table-cell table:style-name="ce2" office:value-type="string">
            <text:p>#include &lt;iostream&gt; #include &lt;fstream&gt;</text:p>
          </table:table-cell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string">
            <text:p>variables and literals</text:p>
          </table:table-cell>
          <table:table-cell table:number-columns-repeated="2"/>
          <table:table-cell office:value-type="string">
            <text:p>char <text:s text:c="3"/>uan;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dentifi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Integer Data Typ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char</text:p>
          </table:table-cell>
          <table:table-cell table:number-columns-repeated="2"/>
          <table:table-cell office:value-type="string">
            <text:p>char <text:s text:c="3"/>uan;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trings</text:p>
          </table:table-cell>
          <table:table-cell table:number-columns-repeated="2"/>
          <table:table-cell office:value-type="string">
            <text:p>string <text:s/>name;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floating point typ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string">
            <text:p>booleans</text:p>
          </table:table-cell>
          <table:table-cell table:number-columns-repeated="2"/>
          <table:table-cell office:value-type="string">
            <text:p>dma=0; dma=1;</text:p>
          </table:table-cell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11">
            <text:p>11</text:p>
          </table:table-cell>
          <table:table-cell office:value-type="string">
            <text:p>sizeof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string">
            <text:p>variable assignments</text:p>
          </table:table-cell>
          <table:table-cell table:number-columns-repeated="2"/>
          <table:table-cell office:value-type="string">
            <text:p>rn=rand()%15+1;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scop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4">
            <text:p>14</text:p>
          </table:table-cell>
          <table:table-cell office:value-type="string">
            <text:p>operators</text:p>
          </table:table-cell>
          <table:table-cell table:number-columns-repeated="2"/>
          <table:table-cell office:value-type="string">
            <text:p>uana-=32;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comments</text:p>
          </table:table-cell>
          <table:table-cell table:number-columns-repeated="2"/>
          <table:table-cell office:value-type="string">
            <text:p>//Show hangman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constant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table:number-columns-repeated="2"/>
          <table:table-cell office:value-type="string">
            <text:p>cin&gt;&gt;dm;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mathematical expressions</text:p>
          </table:table-cell>
          <table:table-cell table:number-columns-repeated="2"/>
          <table:table-cell office:value-type="string">
            <text:p>pt&lt;size+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ixing data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4">
            <text:p>4</text:p>
          </table:table-cell>
          <table:table-cell office:value-type="string">
            <text:p>underflow/overf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ype cast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multiple assign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iomnai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char and string obj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more ma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hand tracin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lational operat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independent if single 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independent if multiple 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dependent i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nested constru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dependent i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fla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logical operato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number ranges with logical operat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validating user inp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comparing char/string strc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conditional oper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swi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block and scop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re/post increment/decre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hile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while loop valid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count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do wh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for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running to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entinel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which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nesting loop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data fi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break/continuation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0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10-31T08:04:54.62</meta:creation-date>
    <dc:date>2016-11-01T10:49:02.96</dc:date>
    <dc:creator>RCC RCCD</dc:creator>
    <meta:editing-duration>PT47M7S</meta:editing-duration>
    <meta:editing-cycles>7</meta:editing-cycles>
    <meta:generator>OpenOffice/4.1.2$Win32 OpenOffice.org_project/412m3$Build-9782</meta:generator>
    <meta:document-statistic meta:table-count="3" meta:cell-count="129" meta:object-count="0"/>
  </office:meta>
</office:document-meta>
</file>